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4.9146in" fo:margin-left="0.7472in" table:align="left"/>
    </style:style>
    <style:style style:name="Table2.A" style:family="table-column">
      <style:table-column-properties style:column-width="0.7021in"/>
    </style:style>
    <style:style style:name="Table2.1" style:family="table-row"/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G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DejaVu Sans Condensed" fo:font-size="12pt" fo:font-weight="bold" officeooo:rsid="006236f9" officeooo:paragraph-rsid="006236f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size="12pt" officeooo:rsid="006236f9" officeooo:paragraph-rsid="006236f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a801" officeooo:paragraph-rsid="0061a80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a801" officeooo:paragraph-rsid="006236f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a801" officeooo:paragraph-rsid="0061a80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36f9" officeooo:paragraph-rsid="006236f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8af6b" officeooo:paragraph-rsid="0068af6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8af6b" officeooo:paragraph-rsid="0068af6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8af6b" officeooo:paragraph-rsid="0068af6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9870d" officeooo:paragraph-rsid="0069870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55dd" officeooo:paragraph-rsid="006355d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cd75" officeooo:paragraph-rsid="006236f9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36f9" officeooo:paragraph-rsid="006236f9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af6b" officeooo:paragraph-rsid="0068af6b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36f9" officeooo:paragraph-rsid="006236f9" style:font-size-asian="12pt" style:font-weight-asian="bold" style:font-size-complex="12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61cd75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a801" style:font-weight-asian="bold" style:font-weight-complex="bold"/>
    </style:style>
    <style:style style:name="T8" style:family="text">
      <style:text-properties fo:font-weight="bold" officeooo:rsid="00672392" style:font-weight-asian="bold" style:font-weight-complex="bold"/>
    </style:style>
    <style:style style:name="T9" style:family="text">
      <style:text-properties fo:font-weight="bold" officeooo:rsid="006a250b" style:font-weight-asian="bold" style:font-weight-complex="bold"/>
    </style:style>
    <style:style style:name="T10" style:family="text">
      <style:text-properties officeooo:rsid="006236f9"/>
    </style:style>
    <style:style style:name="T11" style:family="text">
      <style:text-properties style:text-line-through-style="none" style:text-line-through-type="none" style:font-name="DejaVu Sans Condensed" fo:font-size="12pt" style:text-underline-style="none" fo:font-weight="normal" officeooo:rsid="0061cd75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style:text-underline-style="none" fo:font-weight="normal" officeooo:rsid="006236f9" style:font-size-asian="12pt" style:font-weight-asian="normal" style:font-size-complex="12pt" style:font-weight-complex="normal"/>
    </style:style>
    <style:style style:name="T13" style:family="text">
      <style:text-properties officeooo:rsid="00668e4c"/>
    </style:style>
    <style:style style:name="T14" style:family="text">
      <style:text-properties officeooo:rsid="00672392"/>
    </style:style>
    <style:style style:name="T15" style:family="text">
      <style:text-properties officeooo:rsid="006987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3">5</text:span><text:span text:style-name="T4">0</text:span><text:span text:style-name="T9">5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Unguided Bombs, Gun</text:span></text:p>
      <text:p text:style-name="P6"/>
      <text:p text:style-name="P7">Fence in</text:p>
      <text:list text:style-name="L1">
        <text:list-item>
          <text:p text:style-name="P13">A/G Master Mode</text:p>
        </text:list-item>
        <text:list-item>
          <text:p text:style-name="P13">Master Arm ON</text:p>
        </text:list-item>
      </text:list>
      <text:p text:style-name="P6"/>
      <text:p text:style-name="P10">Gun strafing</text:p>
      <text:list text:style-name="L2">
        <text:list-item>
          <text:p text:style-name="P17"><text:span text:style-name="T2">Deselect</text:span> all weapon stations on <text:span text:style-name="T2">ARMT</text:span> page.</text:p>
        </text:list-item>
        <text:list-item>
          <text:p text:style-name="P17"><text:span text:style-name="T14">Take command of the HUD </text:span>(<text:span text:style-name="T2">Dish Hat </text:span><text:span text:style-name="T8">press, then Dish Hat </text:span><text:span text:style-name="T2">up</text:span><text:span text:style-name="T14">, HUD should say </text:span><text:span text:style-name="T8">IN CMD</text:span><text:span text:style-name="T14"> in lower left</text:span>)</text:p>
        </text:list-item>
        <text:list-item>
          <text:p text:style-name="P17">Press <text:span text:style-name="T2">Auto Acq Switch aft short</text:span> (<text:span text:style-name="T2">Gray Reset Hat aft short</text:span>)<text:span text:style-name="T14"> to get gun pipper.</text:span></text:p>
        </text:list-item>
        <text:list-item>
          <text:p text:style-name="P17">Trigger fires gun.</text:p>
        </text:list-item>
      </text:list>
      <text:p text:style-name="P8"/>
      <text:p text:style-name="P11">Bomb setup</text:p>
      <text:list xml:id="list3544906010" text:style-name="L3">
        <text:list-item>
          <text:p text:style-name="P23">All bombs</text:p>
          <text:list>
            <text:list-item>
              <text:p text:style-name="P18">On ARMT A/G page<text:span text:style-name="T10">:</text:span></text:p>
            </text:list-item>
            <text:list-item>
              <text:p text:style-name="P18"><text:span text:style-name="T2">CDIP</text:span><text:span text:style-name="T10"><text:tab/>CCIP mode</text:span></text:p>
            </text:list-item>
            <text:list-item>
              <text:p text:style-name="P18"><text:span text:style-name="T2">AUTO</text:span><text:span text:style-name="T10"><text:tab/>CCRP mode</text:span></text:p>
            </text:list-item>
            <text:list-item>
              <text:p text:style-name="P18"><text:span text:style-name="T2">1/STA</text:span><text:span text:style-name="T10"><text:tab/></text:span>One bomb will be dropped from each selected station with each press of the pickle.</text:p>
            </text:list-item>
            <text:list-item>
              <text:p text:style-name="P18"><text:span text:style-name="T2">STEP</text:span><text:span text:style-name="T10"><text:tab/></text:span>One bomb only will be dropped per pickle, alternating stations if multiple stations are selected.</text:p>
            </text:list-item>
            <text:list-item>
              <text:p text:style-name="P18"><text:span text:style-name="T2">RP SGL</text:span><text:span text:style-name="T10"><text:tab/></text:span>While pickle is held, drops up to QTY bombs, at INTVL, alternating stations if multiple stations are selected</text:p>
            </text:list-item>
            <text:list-item>
              <text:p text:style-name="P18"><text:span text:style-name="T2">RP MULT</text:span><text:span text:style-name="T10"><text:tab/></text:span>While pickle is held, drops bombs from each selected station, up to QTY bombs total, at INTVL ft.</text:p>
            </text:list-item>
            <text:list-item>
              <text:p text:style-name="P18"><text:span text:style-name="T2">FUZING</text:span><text:span text:style-name="T10"><text:tab/></text:span>For Mk 82 Snakeye, Mk 82 AIR, and Mk 84 AIR, TAIL or N/T enables high-drag fins/parachute, NOSE disables the high-drag and drops them as slicks.</text:p>
            </text:list-item>
            <text:list-item>
              <text:p text:style-name="P18"><text:span text:style-name="T2">BOT</text:span><text:span text:style-name="T10"><text:tab/></text:span>Determines which bomb in the string will fall on the target. <text:s/>CTR (default) is center bomb, press to cycle number, or enter on scratchpad.</text:p>
            </text:list-item>
          </text:list>
        </text:list-item>
        <text:list-item>
          <text:p text:style-name="P23">CBU-87/-97 special fuzing options</text:p>
          <text:list>
            <text:list-item>
              <text:p text:style-name="P19">On ARMT &gt; A/G LOAD page, when loading CBU-87/-97, press FUZE OSB to burst time, burst height, and spin. <text:s/>Burst time and height are shown on the page, spin numbers are as follows:</text:p>
            </text:list-item>
          </text:list>
        </text:list-item>
      </text:list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3">SPIN n: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G1" office:value-type="string">
            <text:p text:style-name="P5">6</text:p>
          </table:table-cell>
        </table:table-row>
        <table:table-row table:style-name="Table2.1">
          <table:table-cell table:style-name="Table2.A2" office:value-type="string">
            <text:p text:style-name="P3">RPM: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500</text:p>
          </table:table-cell>
          <table:table-cell table:style-name="Table2.A2" office:value-type="string">
            <text:p text:style-name="P5">1000</text:p>
          </table:table-cell>
          <table:table-cell table:style-name="Table2.A2" office:value-type="string">
            <text:p text:style-name="P5">1500</text:p>
          </table:table-cell>
          <table:table-cell table:style-name="Table2.A2" office:value-type="string">
            <text:p text:style-name="P5">2000</text:p>
          </table:table-cell>
          <table:table-cell table:style-name="Table2.G2" office:value-type="string">
            <text:p text:style-name="P5">2500</text:p>
          </table:table-cell>
        </table:table-row>
      </table:table>
      <text:list xml:id="list181343209291599" text:continue-numbering="true" text:style-name="L3">
        <text:list-item>
          <text:p text:style-name="P23">A/G DLVRY page<text:span text:style-name="T13"> -- WIP</text:span></text:p>
          <text:list>
            <text:list-item>
              <text:p text:style-name="P19"><text:span text:style-name="T2">PROG</text:span> <text:span text:style-name="T13">page</text:span></text:p>
              <text:list>
                <text:list-item>
                  <text:p text:style-name="P19"><text:span text:style-name="T2">AT</text:span><text:tab/>Along Track bias, positive numbers move impact point long, negative numbers move impact point short (in ft??).</text:p>
                </text:list-item>
                <text:list-item>
                  <text:p text:style-name="P19"><text:span text:style-name="T2">CT</text:span><text:tab/>Cross Track bias, positive for right, negative for left.</text:p>
                </text:list-item>
                <text:list-item>
                  <text:p text:style-name="P19"><text:span text:style-name="T2">TARM</text:span><text:tab/>Time to Arm, arm time after dropping, in seconds.</text:p>
                </text:list-item>
                <text:list-item>
                  <text:p text:style-name="P19"><text:span text:style-name="T2">ALAS</text:span><text:tab/>Auto Lase, time before impact to turn on laser, in seconds (1-31). <text:s/>If scratchpad is blank, pushing OSB toggles ALAS/MLAS</text:p>
                </text:list-item>
              </text:list>
            </text:list-item>
          </text:list>
        </text:list-item>
      </text:list>
      <text:p text:style-name="P9"/>
      <text:p text:style-name="P10">CDIP (CCIP) bombing</text:p>
      <text:list text:style-name="L4">
        <text:list-item>
          <text:p text:style-name="P24"><text:span text:style-name="T11">Set up bombs</text:span><text:span text:style-name="T12">, see settings above.</text:span></text:p>
        </text:list-item>
        <text:list-item>
          <text:p text:style-name="P20">Put pipper on target, press and hold Red Button to drop.</text:p>
        </text:list-item>
        <text:list-item>
          <text:p text:style-name="P20">If pipper would be off bottom of HUD, press and hold Red Button to designate target and enter auto CCRP mode until drop.</text:p>
        </text:list-item>
      </text:list>
      <text:p text:style-name="P12">Mk 82, Mk 84</text:p>
      <text:list text:style-name="L5">
        <text:list-item>
          <text:p text:style-name="P14">CCIP is accurate</text:p>
        </text:list-item>
      </text:list>
      <text:p text:style-name="P12">Mk 20 Rockeye</text:p>
      <text:list text:style-name="L6">
        <text:list-item>
          <text:p text:style-name="P16">Use TIME mode rather than HEIGHT??</text:p>
        </text:list-item>
        <text:list-item>
          <text:p text:style-name="P15">CCIP is accurate in a dive. <text:s/>For low altitude level release<text:span text:style-name="T15"> (as low as 200 ft)</text:span>, it drops long, recommend dropping short by about 1/2 pipper circle radius.</text:p>
        </text:list-item>
      </text:list>
      <text:p text:style-name="P8"/>
      <text:p text:style-name="P10">AUTO (CCRP) bombing</text:p>
      <text:list text:style-name="L7">
        <text:list-item>
          <text:p text:style-name="P21">Set up bombs, see settings above.</text:p>
        </text:list-item>
        <text:list-item>
          <text:p text:style-name="P21">Designate target.</text:p>
        </text:list-item>
        <text:list-item>
          <text:p text:style-name="P21">Fly toward bomb fall line (ASL). <text:s/>HUD shows time to release (TREL).</text:p>
        </text:list-item>
        <text:list-item>
          <text:p text:style-name="P21">When release cue (short horizontal line) starts coming down the bomb fall line, press and hold Red Button until release cue hits velocity vector and all bombs drop.</text:p>
        </text:list-item>
      </text:list>
      <text:p text:style-name="P12">Toss bombing</text:p>
      <text:list text:style-name="L8">
        <text:list-item>
          <text:p text:style-name="P22">Bombs tend to land long. <text:s/>AT bias of -300 ft seems to be pretty close. <text:s/>Set with ARMT -&gt; A/G -&gt; PROG PAGE, L3 OS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8:13:43.089000000</dc:date>
    <meta:editing-duration>P1DT8H22M8S</meta:editing-duration>
    <meta:editing-cycles>82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4" meta:word-count="536" meta:character-count="2704" meta:non-whitespace-character-count="2260"/>
  </office:meta>
</office:document-meta>
</file>